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</office:automatic-styles>
  <office:body>
    <office:text>
      <text:p text:style-name="P1"><text:span text:style-name="T1_1">set</text:span><text:span text:style-name="T1_2"><text:s/></text:span><text:span text:style-name="T1_3">up</text:span><text:span text:style-name="T1_4"><text:s/></text:span><text:span text:style-name="T1_5">serial</text:span><text:span text:style-name="T1_6"><text:s/></text:span><text:span text:style-name="T1_7">communication</text:span></text:p>
      <text:p text:style-name="P2"><text:span text:style-name="T2_1">#<text:s/></text:span><text:span text:style-name="T2_2">stty</text:span><text:span text:style-name="T2_3"><text:s/>-</text:span><text:span text:style-name="T2_4">F</text:span><text:span text:style-name="T2_5"><text:s/>/</text:span><text:span text:style-name="T2_6">dev</text:span><text:span text:style-name="T2_7">/</text:span><text:span text:style-name="T2_8">ttyUSB</text:span><text:span text:style-name="T2_9">0<text:s/></text:span><text:span text:style-name="T2_10">cs</text:span><text:span text:style-name="T2_11">8<text:s/>9600<text:s/></text:span><text:span text:style-name="T2_12">ignbrk</text:span><text:span text:style-name="T2_13"><text:s/>-</text:span><text:span text:style-name="T2_14">brkint</text:span><text:span text:style-name="T2_15"><text:s/>-</text:span><text:span text:style-name="T2_16">icrnl</text:span><text:span text:style-name="T2_17"><text:s/>-</text:span><text:span text:style-name="T2_18">imaxbel</text:span><text:span text:style-name="T2_19"><text:s/>-</text:span><text:span text:style-name="T2_20">opost</text:span><text:span text:style-name="T2_21"><text:s/>-</text:span><text:span text:style-name="T2_22">onlcr</text:span><text:span text:style-name="T2_23"><text:s/>-</text:span><text:span text:style-name="T2_24">isig</text:span><text:span text:style-name="T2_25"><text:s/>-</text:span><text:span text:style-name="T2_26">icanon</text:span><text:span text:style-name="T2_27"><text:s/>-</text:span><text:span text:style-name="T2_28">iexten</text:span><text:span text:style-name="T2_29"><text:s/>-</text:span><text:span text:style-name="T2_30">echo</text:span><text:span text:style-name="T2_31"><text:s/>-</text:span><text:span text:style-name="T2_32">echoe</text:span><text:span text:style-name="T2_33"><text:s/>-</text:span><text:span text:style-name="T2_34">echok</text:span><text:span text:style-name="T2_35"><text:s/>-</text:span><text:span text:style-name="T2_36">echoctl</text:span><text:span text:style-name="T2_37"><text:s/>-</text:span><text:span text:style-name="T2_38">echoke</text:span><text:span text:style-name="T2_39"><text:s/></text:span><text:span text:style-name="T2_40">noflsh</text:span><text:span text:style-name="T2_41"><text:s/>-</text:span><text:span text:style-name="T2_42">ixon</text:span><text:span text:style-name="T2_43"><text:s/>-</text:span><text:span text:style-name="T2_44">crtsct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